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2_20-44-09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215087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03_02-20-19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4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8" table:formula="of:=IF([.E3]=&quot;&quot;;[.C3];CONCATENATE([.C3];&quot; / &quot;;[.E3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03_02-20-2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8" table:formula="of:=IF([.E4]=&quot;&quot;;[.C4];CONCATENATE([.C4];&quot; / &quot;;[.E4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3_07-35-1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8" table:formula="of:=IF([.E5]=&quot;&quot;;[.C5];CONCATENATE([.C5];&quot; / &quot;;[.E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3_07-50-23_000.jpg</text:p>
          </table:table-cell>
          <table:table-cell table:style-name="ce20" office:value-type="string">
            <text:p>:m :lets / action activity / やること / genre=自分がなるもの / content=lets-be-a-scientist</text:p>
          </table:table-cell>
          <table:table-cell table:style-name="ce19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8" table:formula="of:=IF([.E6]=&quot;&quot;;[.C6];CONCATENATE([.C6];&quot; / &quot;;[.E6]))" office:value-type="string" office:string-value=":m :lets / action activity / やること / genre=自分がなるもの / content=lets-be-a-scientist">
            <text:p>:m :lets / action activity / やること / genre=自分がなるもの / content=lets-be-a-scientist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5-03_07-50-43_000.jpg</text:p>
          </table:table-cell>
          <table:table-cell table:style-name="ce19" office:value-type="string">
            <text:p>:m 記録 / お酒：飲んだ量</text:p>
          </table:table-cell>
          <table:table-cell table:style-name="ce18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02_18-17-43_000.mp4</text:p>
          </table:table-cell>
          <table:table-cell table:style-name="ce8" office:value-type="string">
            <text:p>:VIDEO / @自室 / 記録 / jap.flute / 演奏、play / f-2021-0502-1 / R=1,other=memo~,for=tonguing-compare:slur-and-throat</text:p>
          </table:table-cell>
          <table:table-cell table:style-name="ce19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VIDEO / @自室 / 記録 / jap.flute / 演奏、play / f-2021-0502-1 / R=1,other=memo~,for=tonguing-compare:slur-and-throat">
            <text:p>:VIDEO / @自室 / 記録 / jap.flute / 演奏、play / f-2021-0502-1 / R=1,other=memo~,for=tonguing-compare:slur-and-throat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2021/05/03</text:date>, <text:time>08:12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3T08:12:08.81</dc:date>
    <dc:creator>iwabuchi ken</dc:creator>
    <meta:editing-duration>P33DT2H40M51S</meta:editing-duration>
    <meta:editing-cycles>12315</meta:editing-cycles>
    <meta:document-statistic meta:table-count="1" meta:cell-count="340" meta:object-count="0"/>
  </office:meta>
</office:document-meta>
</file>